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e9f5" officeooo:paragraph-rsid="0003e9f5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Access to <text:a xlink:type="simple" xlink:href="https://cdn.redhat.com/" text:style-name="Internet_20_link" text:visited-style-name="Visited_20_Internet_20_Link">https://cdn.redhat.com</text:a> failed</text:p>
      <text:p text:style-name="P1"/>
      <text:p text:style-name="P1"/>
      <text:p text:style-name="P1"/>
      <text:p text:style-name="P1">Your connection is not secure</text:p>
      <text:p text:style-name="P1"/>
      <text:p text:style-name="P1">The owner of cdn.redhat.com has configured their website improperly. To protect your information from being stolen, Firefox has not connected to this website.</text:p>
      <text:p text:style-name="P1"/>
      <text:p text:style-name="P1">Learn more…</text:p>
      <text:p text:style-name="P1"/>
      <text:p text:style-name="P1">Report errors like this to help Mozilla identify and block malicious sites</text:p>
      <text:p text:style-name="P1"/>
      <text:p text:style-name="P1">cdn.redhat.com uses an invalid security certificate.</text:p>
      <text:p text:style-name="P1"/>
      <text:p text:style-name="P1">The certificate is not trusted because the issuer certificate is unknown.</text:p>
      <text:p text:style-name="P1">The server might not be sending the appropriate intermediate certificates.</text:p>
      <text:p text:style-name="P1">An additional root certificate may need to be imported.</text:p>
      <text:p text:style-name="P1"/>
      <text:p text:style-name="P1">Error code: <text:span text:style-name="T1">SEC_ERROR_UNKNOWN_ISSUER</text:span></text:p>
      <text:p text:style-name="P1"/>
      <text:p text:style-name="P1">(jl: below is the error code)</text:p>
      <text:p text:style-name="P1"/>
      <text:p text:style-name="P1">-----------------------------------------</text:p>
      <text:p text:style-name="P1"/>
      <text:p text:style-name="P1">https://cdn.redhat.com/</text:p>
      <text:p text:style-name="P1"/>
      <text:p text:style-name="P1">Peer’s Certificate issuer is not recognized.</text:p>
      <text:p text:style-name="P1"/>
      <text:p text:style-name="P1">HTTP Strict Transport Security: false</text:p>
      <text:p text:style-name="P1">HTTP Public Key Pinning: false</text:p>
      <text:p text:style-name="P1"/>
      <text:p text:style-name="P1">Certificate chain:</text:p>
      <text:p text:style-name="P1"/>
      <text:p text:style-name="P1">-----BEGIN CERTIFICATE-----</text:p>
      <text:p text:style-name="P1">MIIE9TCCAt2gAwIBAgICAMEwDQYJKoZIhvcNAQEFBQAwgbExCzAJBgNVBAYTAlVT</text:p>
      <text:p text:style-name="P1">MRcwFQYDVQQIDA5Ob3J0aCBDYXJvbGluYTEWMBQGA1UECgwNUmVkIEhhdCwgSW5j</text:p>
      <text:p text:style-name="P1">LjEYMBYGA1UECwwPUmVkIEhhdCBOZXR3b3JrMTEwLwYDVQQDDChSZWQgSGF0IEVu</text:p>
      <text:p text:style-name="P1">dGl0bGVtZW50IE9wZXJhdGlvbnMgQXV0aG9yaXR5MSQwIgYJKoZIhvcNAQkBFhVj</text:p>
      <text:p text:style-name="P1">YS1zdXBwb3J0QHJlZGhhdC5jb20wHhcNMTQwNTE0MTk0ODAyWhcNMjQwNTExMTk0</text:p>
      <text:p text:style-name="P1">ODAyWjB9MQswCQYDVQQGEwJVUzEXMBUGA1UECBMOTm9ydGggQ2Fyb2xpbmExEDAO</text:p>
      <text:p text:style-name="P1">BgNVBAcTB1JhbGVpZ2gxEDAOBgNVBAoTB1JlZCBIYXQxGDAWBgNVBAsTD1JlZCBI</text:p>
      <text:p text:style-name="P1">YXQgTmV0d29yazEXMBUGA1UEAxMOY2RuLnJlZGhhdC5jb20wggEiMA0GCSqGSIb3</text:p>
      <text:p text:style-name="P1">DQEBAQUAA4IBDwAwggEKAoIBAQDCQjJd93Oi+kQ5p0fDbYt/BE6WlUeaRnW97/8P</text:p>
      <text:p text:style-name="P1">lYBcyPF2/eGB2WASvKK8+qlAycvuLEUXdlJ5Bps/pdIe8biL0lKlAh8UdUiH5TVB</text:p>
      <text:p text:style-name="P1">7s8B/IH81E/yTd6N9CE3YkxkaZJnO0cZ0Oe6OUoP3JhZZp1uYGIU2kS5kYhDjS4Z</text:p>
      <text:p text:style-name="P1">KSl/nZdC6I0D8kd9P1TwvxlAC6qn2Z/MMKvOvJJgBOsU+cyntPgsB5y4mfSJFazd</text:p>
      <text:p text:style-name="P1">o692dSefdWN8aaEE10A/ifgCvgPmeEZZi7/yvDX5kiXCFhYdQjAPadgiA/wDg7i8</text:p>
      <text:p text:style-name="P1">GJXIFWVdJUlL5x2ehMjlHfUAyMBuCu9E4zpCetXV7V3/5OU7AgMBAAGjSjBIMAkG</text:p>
      <text:p text:style-name="P1"><text:soft-page-break/>A1UdEwQCMAAwCwYDVR0PBAQDAgXgMC4GA1UdEQQnMCWCE3N0YWdlY2RuLnJlZGhh</text:p>
      <text:p text:style-name="P1">dC5jb22CDmNkbi5yZWRoYXQuY29tMA0GCSqGSIb3DQEBBQUAA4ICAQCSjzOree6S</text:p>
      <text:p text:style-name="P1">uF0Tmmd8ueh1aLnyktNCPycxtvHFx5D6/IYBjCt7Iwkc+6eR6sFV+QL7S29VjpXG</text:p>
      <text:p text:style-name="P1">WPahIUDjlDwacXSRCywbqyr+PAhOo2vksGLXvvU/hhztn37DM9kuK9ImUXY5cykU</text:p>
      <text:p text:style-name="P1">vT3bMMH5cg1+1a9X01Oou54TeH09WVX+w96eWhN8IkqBIB9b2i3ImZXniCTU/9PQ</text:p>
      <text:p text:style-name="P1">x1BfxzX04yumIuHxjxzbE844hxc1NtpnF9GOY+WCOHn47o9mY7BUjCkbdyLfJ84S</text:p>
      <text:p text:style-name="P1">juXgC49ONQTvLETqdPm2SPungIeU9VhkbgzHD26/1kpQRS9SrCcW7LFwrKUEGnbF</text:p>
      <text:p text:style-name="P1">4gCmyrwwzMEiM9t330BEN+ZEY5K7Sf4C/K9B50hKdq4cqFvfWbjWpdH+wFqR043S</text:p>
      <text:p text:style-name="P1">vgl82rKQwyjASrwke0S9bSFmU7QKctz0H90MEXxtxbGcS/PuJ6r2Fzel484OofOm</text:p>
      <text:p text:style-name="P1">sKqkMjd90o0odg0MVdz/QbjEJ7PUlNAscidCaX2df6ZLrW+V7Ph498A5hi7HrIiW</text:p>
      <text:p text:style-name="P1">LAyrrsCxNd2LD1xcaEoJuHsro3xRlOByPXsLZu5U9xhkdFDQKVwwaRIwWlR87aZw</text:p>
      <text:p text:style-name="P1">lA79azhKvD0VzPGHV7e2vExnL5Q5z8OY5c5gx3P4yxU+5IfdiS3kwWykrWAARCzz</text:p>
      <text:p text:style-name="P1">eILSsgtr6+dJzGmWcMQkJZsEh98ph4NZ9Q==</text:p>
      <text:p text:style-name="P1">-----END CERTIFICATE-----</text:p>
      <text:p text:style-name="P1">-----BEGIN CERTIFICATE-----</text:p>
      <text:p text:style-name="P1">MIIHZTCCBU2gAwIBAgIJAJGKz8qFAAAAMA0GCSqGSIb3DQEBBQUAMIGwMQswCQYD</text:p>
      <text:p text:style-name="P1">VQQGEwJVUzEXMBUGA1UECAwOTm9ydGggQ2Fyb2xpbmExEDAOBgNVBAcMB1JhbGVp</text:p>
      <text:p text:style-name="P1">Z2gxFjAUBgNVBAoMDVJlZCBIYXQsIEluYy4xGDAWBgNVBAsMD1JlZCBIYXQgTmV0</text:p>
      <text:p text:style-name="P1">d29yazEeMBwGA1UEAwwVRW50aXRsZW1lbnQgTWFzdGVyIENBMSQwIgYJKoZIhvcN</text:p>
      <text:p text:style-name="P1">AQkBFhVjYS1zdXBwb3J0QHJlZGhhdC5jb20wHhcNMTAwMzE4MTEyNDU0WhcNMzAw</text:p>
      <text:p text:style-name="P1">MzEzMTEyNDU0WjCBsTELMAkGA1UEBhMCVVMxFzAVBgNVBAgMDk5vcnRoIENhcm9s</text:p>
      <text:p text:style-name="P1">aW5hMRYwFAYDVQQKDA1SZWQgSGF0LCBJbmMuMRgwFgYDVQQLDA9SZWQgSGF0IE5l</text:p>
      <text:p text:style-name="P1">dHdvcmsxMTAvBgNVBAMMKFJlZCBIYXQgRW50aXRsZW1lbnQgT3BlcmF0aW9ucyBB</text:p>
      <text:p text:style-name="P1">dXRob3JpdHkxJDAiBgkqhkiG9w0BCQEWFWNhLXN1cHBvcnRAcmVkaGF0LmNvbTCC</text:p>
      <text:p text:style-name="P1">AiIwDQYJKoZIhvcNAQEBBQADggIPADCCAgoCggIBALsmiohDnNvIpBMZVJR5pbP6</text:p>
      <text:p text:style-name="P1">GrE5B4doUmvTeR4XJ5C66uvFTwuGTVigNXAL+0UWf9r2AwxKEPCy65h7fLbyK4W7</text:p>
      <text:p text:style-name="P1">/xEZPVsamQYDHpyBwlkPkJ3WhHneqQWC8bKkv8Iqu08V+86biCDDAh6uP0SiAz7a</text:p>
      <text:p text:style-name="P1">NGaLEnOe5L9WNfsYyNwrG+2AfiLy/1LUtmmg5dc6Ln7R+uv0PZJ5J2iUbiT6lMz3</text:p>
      <text:p text:style-name="P1">v73zAxuEjiDNurZzxzHSSEYzw0W1eO6zM4F26gcOuH2BHemPMjHi+c1OnheaafDE</text:p>
      <text:p text:style-name="P1">HQJTNgECz5Xe7WGdZwOyn9a8GtMvm0PAhGVyp7RAWxxfoU1B794cBb66IKKjliJQ</text:p>
      <text:p text:style-name="P1">5DKoqyxD9qJbMF8U4Kd1ZIVB0Iy2WEaaqCFMIi3xtlWVUNku5x21ewMmJvwjnWZA</text:p>
      <text:p text:style-name="P1">tUeKQUFwIXqSjuOoZDu80H6NQb+4dnRSjWlx/m7HPk75m0zErshpB2HSKUnrs4wR</text:p>
      <text:p text:style-name="P1">i7GsWDDcqBus7eLMwUZPvDNVcLQu/2Y4DUHNbJbn7+DwEqi5D0heC+dyY8iS45gp</text:p>
      <text:p text:style-name="P1">I/yhVvq/GfKL+dqjaNaE4CorJJA5qJ9f383Ol/aub+aJeBahCBNuVa2daA9Bo3BA</text:p>
      <text:p text:style-name="P1">dnL7KkILPFyCcEhQITnu70Qn9sQlwYcRoYF2LWAm9DtLrBT0Y0w7wQHh8vNhwEQ7</text:p>
      <text:p text:style-name="P1">k5G87WpwzcC8y6ePR0vFAgMBAAGjggF9MIIBeTAdBgNVHQ4EFgQUxEl4VkWdHixh</text:p>
      <text:p text:style-name="P1">YMNmS1gFNy8DInswgeUGA1UdIwSB3TCB2oAUiEumRcRG7I/Wz6b2Gs8mPJDMfxeh</text:p>
      <text:p text:style-name="P1">gbakgbMwgbAxCzAJBgNVBAYTAlVTMRcwFQYDVQQIDA5Ob3J0aCBDYXJvbGluYTEQ</text:p>
      <text:p text:style-name="P1">MA4GA1UEBwwHUmFsZWlnaDEWMBQGA1UECgwNUmVkIEhhdCwgSW5jLjEYMBYGA1UE</text:p>
      <text:p text:style-name="P1">CwwPUmVkIEhhdCBOZXR3b3JrMR4wHAYDVQQDDBVFbnRpdGxlbWVudCBNYXN0ZXIg</text:p>
      <text:p text:style-name="P1">Q0ExJDAiBgkqhkiG9w0BCQEWFWNhLXN1cHBvcnRAcmVkaGF0LmNvbYIJAOb+Qigl</text:p>
      <text:p text:style-name="P1">yeZeMAwGA1UdEwQFMAMBAf8wCwYDVR0PBAQDAgEGMBEGCWCGSAGG+EIBAQQEAwIB</text:p>
      <text:p text:style-name="P1">BjAgBgNVHREEGTAXgRVjYS1zdXBwb3J0QHJlZGhhdC5jb20wIAYDVR0SBBkwF4EV</text:p>
      <text:p text:style-name="P1">Y2Etc3VwcG9ydEByZWRoYXQuY29tMA0GCSqGSIb3DQEBBQUAA4ICAQBbTSz+UIXP</text:p>
      <text:p text:style-name="P1">AVIT0ZVL1flCHR113aj2j3UBZkaoDkSxtEfa1nqysmN0llpqh4NVBL3anEFYxokL</text:p>
      <text:p text:style-name="P1">hQ2PB8mmuD5EuWaNxnXTc4Sr5dsOcjkFiU197lybaJK7w4OzQ2Qg/X/t4+R78cfM</text:p>
      <text:p text:style-name="P1">ZK/qHpjuyT3NyHHvCug/WzkvU09pRr2aVHI+fn68u18TRzPJNKvegR4YeA3vsyQW</text:p>
      <text:p text:style-name="P1">BgEc8sU7KrAvikFJ3mCTpAk+6SRgbGFLyZE637Qrzy2DDBw0V020dkTkC6YnEsZg</text:p>
      <text:p text:style-name="P1"><text:soft-page-break/>HwZWVmLtCgLlnimx6SRft+6zrXVHWZxod1GT/af7vizpmhrXt/Nu5Se7dpOhPayo</text:p>
      <text:p text:style-name="P1">NwYCFNmfZeL4W/foSKNfaizZcc+tiNABRtT+tplfniv/yjr7sBAsFPhJqQB8CfsQ</text:p>
      <text:p text:style-name="P1">8BVvKkHtixygyo+EO+NEotZGw3cn+/7soo9B1bWXk3PFSwEr+KwINACFGv2zcGLI</text:p>
      <text:p text:style-name="P1">oeP4iK6DHZImWEV4tgMrQyXatEyPh2axPWU3SjY/fr1Ub5gEt+WpCtyYIN4ObBaN</text:p>
      <text:p text:style-name="P1">eL3NPfTj79/VFZ22PhUInmGY/VK/ymvl/dkWyWi8zD8Aq55ofZ33FvQ46dcLp1pV</text:p>
      <text:p text:style-name="P1">KWApIVqO27uhL6YxXDFi6n7RXACEIVz6JqDh5fGmOH1F+vfumZKzW78LlVD2QY15</text:p>
      <text:p text:style-name="P1">rmCh0i9+AUCiUsNyYdJbSZDPiFPBwlwUoQ==</text:p>
      <text:p text:style-name="P1">-----END CERTIFICATE-----</text:p>
      <text:p text:style-name="P1">-----BEGIN CERTIFICATE-----</text:p>
      <text:p text:style-name="P1">MIIHZDCCBUygAwIBAgIJAOb+QiglyeZeMA0GCSqGSIb3DQEBBQUAMIGwMQswCQYD</text:p>
      <text:p text:style-name="P1">VQQGEwJVUzEXMBUGA1UECAwOTm9ydGggQ2Fyb2xpbmExEDAOBgNVBAcMB1JhbGVp</text:p>
      <text:p text:style-name="P1">Z2gxFjAUBgNVBAoMDVJlZCBIYXQsIEluYy4xGDAWBgNVBAsMD1JlZCBIYXQgTmV0</text:p>
      <text:p text:style-name="P1">d29yazEeMBwGA1UEAwwVRW50aXRsZW1lbnQgTWFzdGVyIENBMSQwIgYJKoZIhvcN</text:p>
      <text:p text:style-name="P1">AQkBFhVjYS1zdXBwb3J0QHJlZGhhdC5jb20wHhcNMTAwMzE3MTkwMDQ0WhcNMzAw</text:p>
      <text:p text:style-name="P1">MzEyMTkwMDQ0WjCBsDELMAkGA1UEBhMCVVMxFzAVBgNVBAgMDk5vcnRoIENhcm9s</text:p>
      <text:p text:style-name="P1">aW5hMRAwDgYDVQQHDAdSYWxlaWdoMRYwFAYDVQQKDA1SZWQgSGF0LCBJbmMuMRgw</text:p>
      <text:p text:style-name="P1">FgYDVQQLDA9SZWQgSGF0IE5ldHdvcmsxHjAcBgNVBAMMFUVudGl0bGVtZW50IE1h</text:p>
      <text:p text:style-name="P1">c3RlciBDQTEkMCIGCSqGSIb3DQEJARYVY2Etc3VwcG9ydEByZWRoYXQuY29tMIIC</text:p>
      <text:p text:style-name="P1">IjANBgkqhkiG9w0BAQEFAAOCAg8AMIICCgKCAgEA2Z+mW7OYcBcGxWS+RSKG2GJ2</text:p>
      <text:p text:style-name="P1">csMXiGGfEp36vKVsIvypmNS60SkicKENMYREalbdSjrgfXxPJygZWsVWJ5lHPfBV</text:p>
      <text:p text:style-name="P1">o3WkFrFHTIXd/R6LxnaHD1m8Cx3GwEeuSlE/ASjc1ePtMnsHH7xqZ9wdl85b1C8O</text:p>
      <text:p text:style-name="P1">scgO7fwuM192kvv/veI/BogIqUQugtG6szXpV8dp4ml029LXFoNIy2lfFoa2wKYw</text:p>
      <text:p text:style-name="P1">MiUHwtYgAz7TDY63e8qGhd5PoqTv9XKQogo2ze9sF9y/npZjliNy5qf6bFE+24oW</text:p>
      <text:p text:style-name="P1">E8pGsp3zqz8h5mvw4v+tfIx5uj7dwjDteFrrWD1tcT7UmNrBDWXjKMG81zchq3h4</text:p>
      <text:p text:style-name="P1">etgF0iwMHEuYuixiJWNzKrLNVQbDmcLGNOvyJfq60tM8AUAd72OUQzivBegnWMit</text:p>
      <text:p text:style-name="P1">CLcT5viCT1AIkYXt7l5zc/duQWLeAAR2FmpZFylSukknzzeiZpPclRziYTboDYHq</text:p>
      <text:p text:style-name="P1">revM97eER1xsfoSYp4mJkBHfdlqMnf3CWPcNgru8NbEPeUGMI6+C0YvknPlqDDtU</text:p>
      <text:p text:style-name="P1">ojfl4qNdf6nWL+YNXpR1YGKgWGWgTU6uaG8Sc6qGfAoLHh6oGwbuz102j84OgjAJ</text:p>
      <text:p text:style-name="P1">DGv/S86svmZWSqZ5UoJOIEqFYrONcOSgztZ5tU+gP4fwRIkTRbTEWSgudVREOXhs</text:p>
      <text:p text:style-name="P1">bfN1YGP7HYvS0OiBKZUCAwEAAaOCAX0wggF5MB0GA1UdDgQWBBSIS6ZFxEbsj9bP</text:p>
      <text:p text:style-name="P1">pvYazyY8kMx/FzCB5QYDVR0jBIHdMIHagBSIS6ZFxEbsj9bPpvYazyY8kMx/F6GB</text:p>
      <text:p text:style-name="P1">tqSBszCBsDELMAkGA1UEBhMCVVMxFzAVBgNVBAgMDk5vcnRoIENhcm9saW5hMRAw</text:p>
      <text:p text:style-name="P1">DgYDVQQHDAdSYWxlaWdoMRYwFAYDVQQKDA1SZWQgSGF0LCBJbmMuMRgwFgYDVQQL</text:p>
      <text:p text:style-name="P1">DA9SZWQgSGF0IE5ldHdvcmsxHjAcBgNVBAMMFUVudGl0bGVtZW50IE1hc3RlciBD</text:p>
      <text:p text:style-name="P1">QTEkMCIGCSqGSIb3DQEJARYVY2Etc3VwcG9ydEByZWRoYXQuY29tggkA5v5CKCXJ</text:p>
      <text:p text:style-name="P1">5l4wDAYDVR0TBAUwAwEB/zALBgNVHQ8EBAMCAQYwEQYJYIZIAYb4QgEBBAQDAgEG</text:p>
      <text:p text:style-name="P1">MCAGA1UdEQQZMBeBFWNhLXN1cHBvcnRAcmVkaGF0LmNvbTAgBgNVHRIEGTAXgRVj</text:p>
      <text:p text:style-name="P1">YS1zdXBwb3J0QHJlZGhhdC5jb20wDQYJKoZIhvcNAQEFBQADggIBAJ1hEdNBDTRr</text:p>
      <text:p text:style-name="P1">6kI6W6stoogSUwjuiWPDY8DptwGhdpyIfbCoxvBR7F52DlwyXOpCunogfKMRklnE</text:p>
      <text:p text:style-name="P1">gH1Wt66RYkgNuJcenKHAhR5xgSLoPCOVF9rDjMunyyBuxjIbctM21R7BswVpsEIE</text:p>
      <text:p text:style-name="P1">OpV5nlJ6wkHsrn0/E+Zk5UJdCzM+Fp4hqHtEn/c97nvRspQcpWeDg6oUvaJSZTGM</text:p>
      <text:p text:style-name="P1">8yFpzR90X8ZO4rOgpoERukvYutUfJUzZuDyS3LLc6ysamemH93rZXr52zc4B+C9G</text:p>
      <text:p text:style-name="P1">Em8zemDgIPaH42ce3C3TdVysiq/yk+ir7pxW8toeavFv75l1UojFSjND+Q2AlNQn</text:p>
      <text:p text:style-name="P1">pYkmRznbD5TZ3yDuPFQG2xYKnMPACepGgKZPyErtOIljQKCdgcvb9EqNdZaJFz1+</text:p>
      <text:p text:style-name="P1">/iWKYBL077Y0CKwb+HGIDeYdzrYxbEd95YuVU0aStnf2Yii2tLcpQtK9cC2+DXjL</text:p>
      <text:p text:style-name="P1">Yf3kQs4xzH4ZejhG9wzv8PGXOS8wHYnfVNA3+fclDEQ1mEBKWHHmenGI6QKZUP8f</text:p>
      <text:p text:style-name="P1">g0SQ3PNRnSZu8R+rhABOEuVFIBRlaYijg2Pxe0NgL9FlHsNyRfo6EUrB2QFRKACW</text:p>
      <text:p text:style-name="P1">3Mo6pZyDjQt7O8J7l9B9IIURoJ1niwygf7VSJTMl2w3fFleNJlZTGgdXw0V+5g+9</text:p>
      <text:p text:style-name="P1">Kg6Ay0rrsi4nw1JHue2GvdjdfVOaWSWC</text:p>
      <text:p text:style-name="P1"><text:soft-page-break/>-----END CERTIFICATE-----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6T09:32:51.311074525</meta:creation-date>
    <dc:date>2018-01-16T09:35:39.270078708</dc:date>
    <meta:editing-duration>PT2M49S</meta:editing-duration>
    <meta:editing-cycles>1</meta:editing-cycles>
    <meta:document-statistic meta:table-count="0" meta:image-count="0" meta:object-count="0" meta:page-count="4" meta:paragraph-count="130" meta:word-count="236" meta:character-count="7739" meta:non-whitespace-character-count="7639"/>
    <meta:generator>LibreOffice/5.1.6.2$Linux_X86_64 LibreOffice_project/10m0$Build-2</meta:generator>
  </office:meta>
</office:document-meta>
</file>